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2.052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3.2083in"/>
    </style:style>
    <style:style style:name="co8" style:family="table-column">
      <style:table-column-properties fo:break-before="auto" style:column-width="5.0311in"/>
    </style:style>
    <style:style style:name="co9" style:family="table-column">
      <style:table-column-properties fo:break-before="auto" style:column-width="0.3228in"/>
    </style:style>
    <style:style style:name="co10" style:family="table-column">
      <style:table-column-properties fo:break-before="auto" style:column-width="0.2291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2811in"/>
    </style:style>
    <style:style style:name="co13" style:family="table-column">
      <style:table-column-properties fo:break-before="auto" style:column-width="0.3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ac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8f2a1"/>
      <style:text-properties style:font-name="Carlito1" style:font-name-asian="DejaVu Sans" style:font-name-complex="DejaVu Sans"/>
    </style:style>
    <style:style style:name="ce21" style:family="table-cell" style:parent-style-name="Default">
      <style:table-cell-properties fo:background-color="#81aca6" fo:wrap-option="wrap"/>
      <style:text-properties style:use-window-font-color="true" style:text-outline="false" style:text-line-through-style="none" style:text-line-through-type="none" style:font-name="Carli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aca6" fo:wrap-option="wrap"/>
      <style:text-properties style:use-window-font-color="true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/>
    </style:style>
    <style:style style:name="ce2" style:family="table-cell" style:parent-style-name="Default">
      <style:text-properties style:font-name="Carlito1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81d41a"/>
      <style:text-properties style:font-name="Carlito1" style:font-name-asian="DejaVu Sans" style:font-name-complex="DejaVu Sans"/>
    </style:style>
    <style:style style:name="ce17" style:family="table-cell" style:parent-style-name="Default">
      <style:table-cell-properties fo:background-color="#ff8000"/>
      <style:text-properties style:font-name="Carlito1" style:font-name-asian="DejaVu Sans" style:font-name-complex="DejaVu Sans"/>
    </style:style>
    <style:style style:name="gr1" style:family="graphic" style:parent-style-name="Note">
      <style:graphic-properties fo:max-width="4.7244in" fo:min-height="1.326in" fo:min-width="1.1417in" loext:decorative="false"/>
      <style:paragraph-properties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Recommended Node</text:p>
          </table:table-cell>
          <table:table-cell office:value-type="string" calcext:value-type="string">
            <text:p>2 ths</text:p>
          </table:table-cell>
          <table:table-cell office:value-type="string" calcext:value-type="string">
            <text:p>4 ths</text:p>
          </table:table-cell>
          <table:table-cell office:value-type="string" calcext:value-type="string">
            <text:p>Reasoning</text:p>
          </table:table-cell>
          <table:table-cell office:value-type="string" calcext:value-type="string">
            <text:p>CPU core Affinity</text:p>
          </table:table-cell>
          <table:table-cell office:value-type="string" calcext:value-type="string">
            <text:p>Pinning = Yes, coz nodeSelector</text:p>
          </table:table-cell>
          <table:table-cell office:value-type="string" calcext:value-type="string">
            <office:annotation draw:style-name="gr1" svg:width="1.1413in" svg:height="1.4047in" svg:x="17.6461in" svg:y="0in" draw:caption-point-x="-0.2402in" draw:caption-point-y="0.0039in">
              <dc:creator>WeiEn Hsieh (whsieh@student.ethz.ch)</dc:creator>
              <dc:date>2025-05-03T00:00:00</dc:date>
              <text:p>cf parsec-benchmarks/part3/, require change in line15 from `-n 1` to `-n {1, 2, 4, 8}`</text:p>
            </office:annotation>
            <text:p>Parallelism = same as # of cores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l1d</text:p>
          </table:table-cell>
          <table:table-cell office:value-type="string" calcext:value-type="string">
            <text:p>l1i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lc</text:p>
          </table:table-cell>
          <table:table-cell office:value-type="string" calcext:value-type="string">
            <text:p>memBW</text:p>
          </table:table-cell>
          <table:table-cell office:value-type="string" calcext:value-type="string">
            <text:p>Conclusion</text:p>
          </table:table-cell>
        </table:table-row>
        <table:table-row table:style-name="ro1">
          <table:table-cell office:value-type="string" calcext:value-type="string">
            <text:p>memcached</text:p>
          </table:table-cell>
          <table:table-cell table:style-name="ce5" office:value-type="string" calcext:value-type="string">
            <text:p>node-b-2core</text:p>
          </table:table-cell>
          <table:table-cell table:number-columns-repeated="2"/>
          <table:table-cell office:value-type="string" calcext:value-type="string">
            <text:p>low mem, high cpu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3"/>
          <table:table-cell table:style-name="ce3"/>
          <table:table-cell table:style-name="ce13"/>
          <table:table-cell table:style-name="ce3" table:number-columns-repeated="3"/>
          <table:table-cell office:value-type="string" calcext:value-type="string">
            <text:p>requires high cpu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table:style-name="ce20" office:value-type="string" calcext:value-type="string">
            <text:p>node-c-4core</text:p>
          </table:table-cell>
          <table:table-cell office:value-type="float" office:value="48.696" calcext:value-type="float">
            <text:p>48.696</text:p>
          </table:table-cell>
          <table:table-cell office:value-type="float" office:value="29.468" calcext:value-type="float">
            <text:p>29.468</text:p>
          </table:table-cell>
          <table:table-cell table:number-columns-repeated="2"/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"/>
          <table:table-cell table:style-name="ce3" table:number-columns-repeated="5"/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canneal</text:p>
          </table:table-cell>
          <table:table-cell table:style-name="ce4" office:value-type="string" calcext:value-type="string">
            <text:p>node-a-2core canneal only, coz canneal is the critical path (cf part2b 2ths)</text:p>
          </table:table-cell>
          <table:table-cell office:value-type="float" office:value="106.865" calcext:value-type="float">
            <text:p>106.865</text:p>
          </table:table-cell>
          <table:table-cell office:value-type="float" office:value="68.046" calcext:value-type="float">
            <text:p>68.046</text:p>
          </table:table-cell>
          <table:table-cell office:value-type="string" calcext:value-type="string">
            <text:p>compatible with memcached, only moderate mem; many mem. Canneal is the critical path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" table:number-columns-repeated="4"/>
          <table:table-cell table:style-name="ce17" table:number-columns-repeated="2"/>
          <table:table-cell office:value-type="string" calcext:value-type="string">
            <text:p>moderate <text:s/>mem</text:p>
          </table:table-cell>
        </table:table-row>
        <table:table-row table:style-name="ro2">
          <table:table-cell office:value-type="string" calcext:value-type="string">
            <text:p>dedup</text:p>
          </table:table-cell>
          <table:table-cell table:style-name="ce21" office:value-type="string" calcext:value-type="string">
            <text:p>node-b-2core</text:p>
          </table:table-cell>
          <table:table-cell office:value-type="float" office:value="7.673" calcext:value-type="float">
            <text:p>7.673</text:p>
          </table:table-cell>
          <table:table-cell office:value-type="float" office:value="5.164" calcext:value-type="float">
            <text:p>5.164</text:p>
          </table:table-cell>
          <table:table-cell office:value-type="string" calcext:value-type="string">
            <text:p>try interchanging with freqmine ?</text:p>
          </table:table-cell>
          <table:table-cell office:value-type="string" calcext:value-type="string">
            <text:p>can only go to node d and c</text:p>
          </table:table-cell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7"/>
          <table:table-cell table:style-name="ce1"/>
          <table:table-cell table:style-name="ce17"/>
          <table:table-cell table:style-name="ce1"/>
          <table:table-cell table:style-name="ce17" table:number-columns-repeated="2"/>
          <table:table-cell office:value-type="string" calcext:value-type="string">
            <text:p>moderate mem, moderate cpu</text:p>
          </table:table-cell>
        </table:table-row>
        <table:table-row table:style-name="ro1">
          <table:table-cell office:value-type="string" calcext:value-type="string">
            <text:p>ferret</text:p>
          </table:table-cell>
          <table:table-cell table:style-name="ce20" office:value-type="string" calcext:value-type="string">
            <text:p>node-c-4core</text:p>
          </table:table-cell>
          <table:table-cell office:value-type="float" office:value="116.495" calcext:value-type="float">
            <text:p>116.495</text:p>
          </table:table-cell>
          <table:table-cell office:value-type="float" office:value="64.242" calcext:value-type="float">
            <text:p>64.242</text:p>
          </table:table-cell>
          <table:table-cell office:value-type="string" calcext:value-type="string">
            <text:p>high mem &amp; 2c</text:p>
          </table:table-cell>
          <table:table-cell/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7"/>
          <table:table-cell table:style-name="ce1"/>
          <table:table-cell table:style-name="ce13"/>
          <table:table-cell table:style-name="ce1"/>
          <table:table-cell table:style-name="ce13" table:number-columns-repeated="2"/>
          <table:table-cell office:value-type="string" calcext:value-type="string">
            <text:p><text:s/>high mem, moderate cpu</text:p>
          </table:table-cell>
        </table:table-row>
        <table:table-row table:style-name="ro2">
          <table:table-cell office:value-type="string" calcext:value-type="string">
            <text:p>freqmine</text:p>
          </table:table-cell>
          <table:table-cell table:style-name="ce8" office:value-type="string" calcext:value-type="string">
            <text:p>node-d-4core</text:p>
          </table:table-cell>
          <table:table-cell office:value-type="float" office:value="174.431" calcext:value-type="float">
            <text:p>174.431</text:p>
          </table:table-cell>
          <table:table-cell office:value-type="float" office:value="95.235" calcext:value-type="float">
            <text:p>95.235</text:p>
          </table:table-cell>
          <table:table-cell office:value-type="string" calcext:value-type="string">
            <text:p>according to part 2.1, needs more cpu power</text:p>
          </table:table-cell>
          <table:table-cell office:value-type="string" calcext:value-type="string">
            <text:p>can only go to node d and c</text:p>
          </table:table-cell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7"/>
          <table:table-cell table:style-name="ce1"/>
          <table:table-cell table:style-name="ce17"/>
          <table:table-cell table:style-name="ce1"/>
          <table:table-cell table:style-name="ce17" table:number-columns-repeated="2"/>
          <table:table-cell office:value-type="string" calcext:value-type="string">
            <text:p>moderate mem, moderate cpu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table:style-name="ce20" office:value-type="string" calcext:value-type="string">
            <text:p>node-d-4core</text:p>
          </table:table-cell>
          <table:table-cell office:value-type="float" office:value="20.697" calcext:value-type="float">
            <text:p>20.697</text:p>
          </table:table-cell>
          <table:table-cell office:value-type="float" office:value="10.501" calcext:value-type="float">
            <text:p>10.501</text:p>
          </table:table-cell>
          <table:table-cell table:style-name="ce2" office:value-type="string" calcext:value-type="string">
            <text:p>Radix run needs at least 4 GiB of RAM (we saw OOM kills when it landed on a smaller machine), we should by default pin Radix to node-d-4core. That node has enough memory headroom to hold the entire dataset plus overhead, and our 4 CPU threads will still fully saturate its cores.</text:p>
          </table:table-cell>
          <table:table-cell office:value-type="string" calcext:value-type="string">
            <text:p>NONE ou can only go to node d and c, coz for Radix: even with four threads on a 4-core, high-CPU node, takes several minutes to process the native dataset.</text:p>
          </table:table-cell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" table:number-columns-repeated="6"/>
          <table:table-cell office:value-type="string" calcext:value-type="string">
            <text:p>stable</text:p>
          </table:table-cell>
        </table:table-row>
        <table:table-row table:style-name="ro3">
          <table:table-cell office:value-type="string" calcext:value-type="string">
            <text:p>vips</text:p>
          </table:table-cell>
          <table:table-cell table:style-name="ce6" office:value-type="string" calcext:value-type="string">
            <text:p>node-c-4core</text:p>
          </table:table-cell>
          <table:table-cell office:value-type="float" office:value="33.209" calcext:value-type="float">
            <text:p>33.209</text:p>
          </table:table-cell>
          <table:table-cell office:value-type="float" office:value="16.971" calcext:value-type="float">
            <text:p>16.971</text:p>
          </table:table-cell>
          <table:table-cell office:value-type="string" calcext:value-type="string">
            <text:p>cpu=mem &amp; 4c (2 in this node: (vips, dedup) or (vips, freqmine)</text:p>
          </table:table-cell>
          <table:table-cell office:value-type="string" calcext:value-type="string">
            <text:p>can only go to node d and c</text:p>
          </table:table-cell>
          <table:table-cell table:style-name="ce5" office:value-type="string" calcext:value-type="string">
            <text:p>yes</text:p>
          </table:table-cell>
          <table:table-cell table:style-name="ce14"/>
          <table:table-cell table:number-columns-repeated="2"/>
          <table:table-cell table:style-name="ce17" table:number-columns-repeated="6"/>
          <table:table-cell office:value-type="string" calcext:value-type="string">
            <text:p>moderate cpu, moderate mem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4"/>
          <table:table-cell office:value-type="string" calcext:value-type="string">
            <text:p>modifiable if needed</text:p>
          </table:table-cell>
          <table:table-cell table:number-columns-repeated="15"/>
        </table:table-row>
        <table:table-row table:style-name="ro1">
          <table:table-cell table:style-name="ce5"/>
          <table:table-cell office:value-type="string" calcext:value-type="string">
            <text:p>sure of the choic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ax mem (?)</text:p>
          </table:table-cell>
          <table:table-cell office:value-type="string" calcext:value-type="string">
            <text:p>CPU platform</text:p>
          </table:table-cell>
          <table:table-cell office:value-type="string" calcext:value-type="string">
            <text:p>Suitability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node-a-2core</text:p>
          </table:table-cell>
          <table:table-cell office:value-type="string" calcext:value-type="string">
            <text:p>e2-highmem-2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High mem</text:p>
          </table:table-cell>
          <table:table-cell table:style-name="ce6" office:value-type="string" calcext:value-type="string">
            <text:p>1 to 3 GB mem/ vCPU; typically, 2 GB mem/ vCPU.</text:p>
          </table:table-cell>
          <table:table-cell/>
          <table:table-cell office:value-type="string" calcext:value-type="string">
            <text:p>Apps needing more memory but not extensive CPU power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node-b-2core</text:p>
          </table:table-cell>
          <table:table-cell table:style-name="ce6" office:value-type="string" calcext:value-type="string">
            <text:p>n2-highcpu-2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Low mem</text:p>
          </table:table-cell>
          <table:table-cell table:style-name="ce6" office:value-type="string" calcext:value-type="string">
            <text:p>1 to 3 GB mem/ vCPU; typically, 2 GB mem/ vCPU.</text:p>
          </table:table-cell>
          <table:table-cell/>
          <table:table-cell table:style-name="ce2" office:value-type="string" calcext:value-type="string">
            <text:p>Apps that are CPU-intensive and require a lot of processing power with less emphasis on memory</text:p>
          </table:table-cell>
          <table:table-cell table:number-columns-repeated="8"/>
        </table:table-row>
        <table:table-row table:style-name="ro4">
          <table:table-cell table:style-name="ce6" office:value-type="string" calcext:value-type="string">
            <text:p>node-c-4core</text:p>
          </table:table-cell>
          <table:table-cell table:style-name="ce6" office:value-type="string" calcext:value-type="string">
            <text:p>c3-highcpu-4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Low mem</text:p>
          </table:table-cell>
          <table:table-cell table:style-name="ce6" office:value-type="string" calcext:value-type="string">
            <text:p>1 to 3 GB mem/vCPU; typically, 2 GB mem/ vCPU.</text:p>
          </table:table-cell>
          <table:table-cell/>
          <table:table-cell table:style-name="ce2" office:value-type="string" calcext:value-type="string">
            <text:p>Tasks that are highly CPU-bound, such as large-scale data processing or running intensive computational applications</text:p>
          </table:table-cell>
          <table:table-cell table:number-columns-repeated="8"/>
        </table:table-row>
        <table:table-row table:style-name="ro4">
          <table:table-cell table:style-name="ce7" office:value-type="string" calcext:value-type="string">
            <text:p>node-d-4core</text:p>
          </table:table-cell>
          <table:table-cell table:style-name="ce6" office:value-type="string" calcext:value-type="string">
            <text:p>n2-standard-4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table:style-name="ce6" office:value-type="string" calcext:value-type="string">
            <text:p>3 to 7 GB mem/ per vCPU; typically, 4 GB mem/ vCPU</text:p>
          </table:table-cell>
          <table:table-cell/>
          <table:table-cell table:style-name="ce2" office:value-type="string" calcext:value-type="string">
            <text:p>Tasks balanced between CPU performance and memory size, like databases and web applications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mcached</text:p>
          </table:table-cell>
          <table:table-cell table:number-columns-repeated="2"/>
          <table:table-cell office:value-type="string" calcext:value-type="string">
            <text:p>blackscholes</text:p>
          </table:table-cell>
          <table:table-cell office:value-type="string" calcext:value-type="string">
            <text:p>canneal</text:p>
          </table:table-cell>
          <table:table-cell office:value-type="string" calcext:value-type="string">
            <text:p>dedup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freqmine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v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ached</text:p>
          </table:table-cell>
          <table:table-cell table:style-name="ce9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blackscholes</text:p>
          </table:table-cell>
          <table:table-cell table:number-columns-repeated="3"/>
          <table:table-cell table:style-name="ce9"/>
          <table:table-cell table:style-name="ce11"/>
          <table:table-cell table:number-columns-repeated="11"/>
        </table:table-row>
        <table:table-row table:style-name="ro1">
          <table:table-cell office:value-type="string" calcext:value-type="string">
            <text:p>canneal</text:p>
          </table:table-cell>
          <table:table-cell table:number-columns-repeated="3"/>
          <table:table-cell table:style-name="ce11"/>
          <table:table-cell table:style-name="ce9"/>
          <table:table-cell table:number-columns-repeated="3"/>
          <table:table-cell table:style-name="ce3"/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dedup</text:p>
          </table:table-cell>
          <table:table-cell table:number-columns-repeated="5"/>
          <table:table-cell table:style-name="ce9"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erret</text:p>
          </table:table-cell>
          <table:table-cell table:number-columns-repeated="5"/>
          <table:table-cell table:style-name="ce13"/>
          <table:table-cell table:style-name="ce9"/>
          <table:table-cell table:style-name="ce13"/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freqmine</text:p>
          </table:table-cell>
          <table:table-cell table:number-columns-repeated="3"/>
          <table:table-cell table:style-name="ce3"/>
          <table:table-cell/>
          <table:table-cell table:style-name="ce13" table:number-columns-repeated="2"/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radix</text:p>
          </table:table-cell>
          <table:table-cell table:number-columns-repeated="3"/>
          <table:table-cell table:style-name="ce3" table:number-columns-repeated="2"/>
          <table:table-cell table:number-columns-repeated="3"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vips</text:p>
          </table:table-cell>
          <table:table-cell table:number-columns-repeated="4"/>
          <table:table-cell table:style-name="ce11"/>
          <table:table-cell/>
          <table:table-cell table:style-name="ce13"/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Do not collocate 2 workloads that are highly/moderately sensitive to the same benchmark on the same node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GB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en" fo:country="GB" style:letter-kerning="true" style:font-name-asian="DejaVu Sans" style:font-size-asian="12pt" style:language-asian="zh" style:country-asian="CN" style:font-family-complex="'Linux Libertine G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5:05:13.8321001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48:46.779846543</meta:creation-date>
    <dc:date>2025-05-07T18:03:23.383498948</dc:date>
    <meta:editing-duration>PT9H2M8S</meta:editing-duration>
    <meta:editing-cycles>28</meta:editing-cycles>
    <meta:generator>LibreOffice/24.2.7.2$Linux_X86_64 LibreOffice_project/420$Build-2</meta:generator>
    <meta:document-statistic meta:table-count="1" meta:cell-count="122" meta:object-count="0"/>
    <meta:user-defined meta:name=""/>
  </office:meta>
</office:document-meta>
</file>